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/>
    </style:style>
    <style:style style:name="P6" style:family="paragraph" style:parent-style-name="Standard" style:list-style-name="L1">
      <style:text-properties style:font-name="Liberation Sans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 September</text:p>
      <text:p text:style-name="P2"/>
      <text:p text:style-name="P3">Computers:</text:p>
      <text:p text:style-name="P4"/>
      <text:p text:style-name="P2"/>
      <text:p text:style-name="P3">Digital Technology:</text:p>
      <text:p text:style-name="P2"/>
      <text:list xml:id="list473841162" text:style-name="L1">
        <text:list-item>
          <text:p text:style-name="P5">4c: Describe what malware is and explain how to protect your digital devices and information from them</text:p>
          <text:p text:style-name="P5"/>
          <text:list>
            <text:list-item>
              <text:p text:style-name="P5">Malware is any piece of software that is intended to do damage or otherwise compromise computer systems.</text:p>
            </text:list-item>
            <text:list-item>
              <text:p text:style-name="P5">It can damage your computer or other computers</text:p>
            </text:list-item>
            <text:list-item>
              <text:p text:style-name="P5">It includes viruses, worms, unwanted ads, rootkits</text:p>
              <text:list>
                <text:list-item>
                  <text:p text:style-name="P5">virus <text:s/>/ worm – replicates itself</text:p>
                </text:list-item>
                <text:list-item>
                  <text:p text:style-name="P5">adware – insidious everywhere</text:p>
                </text:list-item>
                <text:list-item>
                  <text:p text:style-name="P5">rootkit – undetected by process manager</text:p>
                </text:list-item>
                <text:list-item>
                  <text:p text:style-name="P5">DOS attacks</text:p>
                </text:list-item>
                <text:list-item>
                  <text:p text:style-name="P5">“Social Engineering”</text:p>
                </text:list-item>
              </text:list>
            </text:list-item>
            <text:list-item>
              <text:p text:style-name="P5">How do you get it?</text:p>
              <text:list>
                <text:list-item>
                  <text:p text:style-name="P5">Downloading stuff from the Internet (either via browsers or email clients, ftp, etc.)</text:p>
                </text:list-item>
                <text:list-item>
                  <text:p text:style-name="P5">running untrusted software</text:p>
                </text:list-item>
              </text:list>
            </text:list-item>
            <text:list-item>
              <text:p text:style-name="P5">How do you prevent it?</text:p>
              <text:list>
                <text:list-item>
                  <text:p text:style-name="P5">Don't download anything!</text:p>
                </text:list-item>
                <text:list-item>
                  <text:p text:style-name="P5">Don't click on unknown or unexpected links (ie: YouTube content)</text:p>
                </text:list-item>
                <text:list-item>
                  <text:p text:style-name="P5">Don't share files (USB drives, etc.)</text:p>
                </text:list-item>
                <text:list-item>
                  <text:p text:style-name="P5">Always check the actual URL a software source references</text:p>
                </text:list-item>
                <text:list-item>
                  <text:p text:style-name="P5">Anti-Virus programs (keep these current)</text:p>
                </text:list-item>
                <text:list-item>
                  <text:p text:style-name="P5">Use Firewalls</text:p>
                </text:list-item>
                <text:list-item>
                  <text:p text:style-name="P5">Manage users</text:p>
                </text:list-item>
                <text:list-item>
                  <text:p text:style-name="P5">Report it (report suspected scams to the legitimate company, report social engineering to your superiors)</text:p>
                </text:list-item>
              </text:list>
            </text:list-item>
          </text:list>
        </text:list-item>
      </text:list>
      <text:p text:style-name="P2"/>
      <text:list xml:id="list1879192213" text:continue-numbering="true" text:style-name="L1">
        <text:list-item>
          <text:p text:style-name="P5">Describe how digital devices are connected to the Internet</text:p>
          <text:list>
            <text:list-item>
              <text:p text:style-name="P5">Client / Server architecture</text:p>
            </text:list-item>
            <text:list-item>
              <text:p text:style-name="P5">what sorts of things connect to the Intenet (The Internet of Things)</text:p>
            </text:list-item>
            <text:list-item>
              <text:p text:style-name="P5">everything that is connected to the Internet has a (probably dynamic) IP address </text:p>
              <text:list>
                <text:list-item>
                  <text:p text:style-name="P5">these are unique w/in a network (local network, ISP network, governing bodies, etc.)</text:p>
                </text:list-item>
                <text:list-item>
                  <text:p text:style-name="P5">you send/receive “packets” of information (over HTTP in the case of web browsers)</text:p>
                </text:list-item>
                <text:list-item>
                  <text:p text:style-name="P5">these packets are routed via “routers” (w/ the IP address acting as the sender &amp; reciever address)</text:p>
                </text:list-item>
                <text:list-item>
                  <text:p text:style-name="P5">DNS maps text names (ie: URLs) to IP addresses (DNS is usualy cached to speed things up)</text:p>
                </text:list-item>
                <text:list-item>
                  <text:p text:style-name="P6">ifconfig</text:p>
                </text:list-item>
                <text:list-item>
                  <text:p text:style-name="P6">127.0.0.1</text:p>
                </text:list-item>
              </text:list>
            </text:list-item>
          </text:list>
        </text:list-item>
      </text:list>
      <text:p text:style-name="P2"/>
      <text:p text:style-name="P3"><text:soft-page-break/>Computer Programm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yn Treshansky</meta:initial-creator>
    <meta:creation-date>2014-09-15T15:56:54</meta:creation-date>
    <dc:date>2014-10-12T13:09:16</dc:date>
    <dc:creator>Allyn Treshansky</dc:creator>
    <meta:editing-duration>PT24M2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35" meta:word-count="285" meta:character-count="1631" meta:non-whitespace-character-count="1410"/>
  </office:meta>
</office:document-meta>
</file>